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d0a"/>
    </style:style>
    <style:style style:name="P2" style:family="paragraph" style:parent-style-name="Standard">
      <style:text-properties officeooo:rsid="001ddab9" officeooo:paragraph-rsid="001ddab9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officeooo:rsid="001ea3ec" officeooo:paragraph-rsid="001ea3ec" style:font-style-asian="italic" style:font-style-complex="italic"/>
    </style:style>
    <style:style style:name="P5" style:family="paragraph" style:parent-style-name="Text_20_body">
      <style:text-properties fo:font-style="italic" officeooo:rsid="001ea3ec" officeooo:paragraph-rsid="002055b7" style:font-style-asian="italic" style:font-style-complex="italic"/>
    </style:style>
    <style:style style:name="P6" style:family="paragraph" style:parent-style-name="Text_20_body">
      <style:text-properties officeooo:rsid="001ddab9" officeooo:paragraph-rsid="001ddab9"/>
    </style:style>
    <style:style style:name="P7" style:family="paragraph" style:parent-style-name="Text_20_body">
      <style:text-properties officeooo:rsid="001ea3ec" officeooo:paragraph-rsid="001ea3ec"/>
    </style:style>
    <style:style style:name="P8" style:family="paragraph" style:parent-style-name="Text_20_body">
      <style:text-properties officeooo:paragraph-rsid="001ea3ec"/>
    </style:style>
    <style:style style:name="T1" style:family="text">
      <style:text-properties officeooo:rsid="001d3d0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3d0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d3d0a" style:font-style-asian="normal" style:font-style-complex="normal"/>
    </style:style>
    <style:style style:name="T6" style:family="text">
      <style:text-properties officeooo:rsid="001ea3ec"/>
    </style:style>
    <style:style style:name="T7" style:family="text">
      <style:text-properties officeooo:rsid="002055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lises HTML</text:p>
      <text:p text:style-name="P1"/>
      <text:p text:style-name="Text_20_body"/>
      <text:h text:style-name="Heading_20_1" text:outline-level="1">Structure :</text:h>
      <text:p text:style-name="Text_20_body">&lt;!D<text:span text:style-name="T1">OCTYPE html&gt;</text:span></text:p>
      <text:p text:style-name="Text_20_body">&lt;<text:span text:style-name="T1">html lang= »fr »&gt;</text:span></text:p>
      <text:p text:style-name="Text_20_body">&lt;<text:span text:style-name="T1">head&gt;</text:span></text:p>
      <text:p text:style-name="Text_20_body">&lt;/<text:span text:style-name="T1">head&gt;</text:span></text:p>
      <text:p text:style-name="Text_20_body">&lt;<text:span text:style-name="T1">body&gt;</text:span></text:p>
      <text:p text:style-name="Text_20_body">&lt;/<text:span text:style-name="T1">body&gt;</text:span></text:p>
      <text:p text:style-name="Text_20_body">&lt;/<text:span text:style-name="T1">html&gt;</text:span></text:p>
      <text:p text:style-name="Text_20_body"/>
      <text:h text:style-name="Heading_20_1" text:outline-level="1">DOCTYPE</text:h>
      <text:p text:style-name="Text_20_body"><text:tab/><text:span text:style-name="T1">Un document HTML doit toujours débuter par un </text:span><text:span text:style-name="T3">DOCTYPE</text:span><text:span text:style-name="T5"> avant la première balise. Il s’agit d’un préambule permettant de renseigner le navigateur sur le type de document HTML.</text:span></text:p>
      <text:p text:style-name="P3"><text:span text:style-name="T1">&lt; ! doctype html&gt;</text:span></text:p>
      <text:h text:style-name="Heading_20_1" text:outline-level="1">HTML</text:h>
      <text:p text:style-name="Text_20_body"><text:span text:style-name="T5"><text:tab/>Constitue la racine. Suit en général le DOCTYPE. Ne peut contenir qu’un seul élément HEAD suivi d’un BODY.</text:span></text:p>
      <text:h text:style-name="Heading_20_1" text:outline-level="1"><text:span text:style-name="T5">H</text:span><text:span text:style-name="T4">EAD</text:span></text:h>
      <text:h text:style-name="Heading_20_2" text:outline-level="2"><text:tab/>&lt;title&gt;</text:h>
      <text:p text:style-name="P6"><text:span text:style-name="T4">Titre du document</text:span></text:p>
      <text:h text:style-name="Heading_20_2" text:outline-level="2"><text:tab/>&lt;meta&gt;</text:h>
      <text:p text:style-name="P6"><text:span text:style-name="T4">Méta informations :</text:span></text:p>
      <text:h text:style-name="Heading_20_3" text:outline-level="3"><text:tab/><text:tab/>charset</text:h>
      <text:p text:style-name="P2">Encodage des caractères : <text:span text:style-name="T2">&lt;meta charset= »utf-8 »&gt;</text:span></text:p>
      <text:h text:style-name="Heading_20_3" text:outline-level="3"><text:soft-page-break/><text:tab/><text:tab/>name</text:h>
      <text:h text:style-name="Heading_20_4" text:outline-level="4"><text:tab/><text:tab/><text:tab/>Description</text:h>
      <text:p text:style-name="P7">Lignes s’affichant sous le titre dans le moteur de recherches</text:p>
      <text:p text:style-name="P4">&lt;<text:span text:style-name="T7">meta name= »description » content= »description du site »&gt;</text:span></text:p>
      <text:h text:style-name="Heading_20_4" text:outline-level="4"><text:tab/><text:tab/><text:tab/>keyword<text:span text:style-name="T7">s</text:span></text:h>
      <text:p text:style-name="P7">Liste de mots-clés séparés par des virgules</text:p>
      <text:p text:style-name="P5">&lt;<text:span text:style-name="T7">meta name= »keywords » content= »fruits, légumes, viandes, poissons »&gt;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&lt;!D<text:span text:style-name="T1">OCTYPE html&gt;</text:span></text:p>
      <text:p text:style-name="P8">&lt;<text:span text:style-name="T1">html lang= »fr »&gt;</text:span></text:p>
      <text:p text:style-name="P8">&lt;<text:span text:style-name="T1">head&gt;</text:span></text:p>
      <text:p text:style-name="P8"><text:tab/>&lt;<text:span text:style-name="T6">title&gt;Titre&lt;/title&gt;</text:span></text:p>
      <text:p text:style-name="P8"><text:tab/>&lt;<text:span text:style-name="T6">meta charset= »utf-8 »&gt;</text:span></text:p>
      <text:p text:style-name="P8"><text:tab/>&lt;<text:span text:style-name="T7">meta name= »description » content= »texte recherché »&gt;</text:span></text:p>
      <text:p text:style-name="P8"><text:tab/>&lt;<text:span text:style-name="T7">meta name= »keywords » content= »HTML, programmation »&gt;</text:span></text:p>
      <text:p text:style-name="P8">&lt;/<text:span text:style-name="T1">head&gt;</text:span></text:p>
      <text:p text:style-name="P8">&lt;<text:span text:style-name="T1">body&gt;</text:span></text:p>
      <text:p text:style-name="P8"><text:tab/>&lt;<text:span text:style-name="T6">p&gt;Première page&lt;/p&gt;</text:span></text:p>
      <text:p text:style-name="P8">&lt;/<text:span text:style-name="T1">body&gt;</text:span></text:p>
      <text:p text:style-name="P7">&lt;/<text:span text:style-name="T1">html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3:01:39.173000000</meta:creation-date>
    <dc:date>2022-05-18T03:47:06.326000000</dc:date>
    <meta:editing-duration>PT1M27S</meta:editing-duration>
    <meta:editing-cycles>1</meta:editing-cycles>
    <meta:document-statistic meta:table-count="0" meta:image-count="0" meta:object-count="0" meta:page-count="3" meta:paragraph-count="40" meta:word-count="158" meta:character-count="1023" meta:non-whitespace-character-count="886"/>
    <meta:generator>LibreOffice/7.1.0.3$Windows_X86_64 LibreOffice_project/f6099ecf3d29644b5008cc8f48f42f4a40986e4c</meta:generator>
  </office:meta>
</office:document-meta>
</file>